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0C0000000C14076313D5BEBF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">
      <style:table-properties style:width="16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="0.05pt solid #000000"/>
    </style:style>
    <style:style style:name="Tabelle1.4" style:family="table-row">
      <style:table-row-properties fo:background-color="transparent" fo:keep-together="auto">
        <style:background-image/>
      </style:table-row-properties>
    </style:style>
    <style:style style:name="Tabelle1.A4" style:family="table-cell">
      <style:table-cell-properties style:vertical-align="" fo:background-color="#cccccc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officeooo:rsid="000550d5" officeooo:paragraph-rsid="00083ee5"/>
    </style:style>
    <style:style style:name="P7" style:family="paragraph" style:parent-style-name="Table_20_Contents">
      <style:text-properties officeooo:rsid="000550d5" officeooo:paragraph-rsid="000550d5"/>
    </style:style>
    <style:style style:name="P8" style:family="paragraph" style:parent-style-name="Table_20_Contents">
      <style:text-properties officeooo:rsid="000550d5" officeooo:paragraph-rsid="0008f16f"/>
    </style:style>
    <style:style style:name="P9" style:family="paragraph" style:parent-style-name="Table_20_Contents">
      <style:text-properties officeooo:rsid="000550d5" officeooo:paragraph-rsid="0006e938"/>
    </style:style>
    <style:style style:name="P10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06e938" officeooo:paragraph-rsid="0006e938" style:font-size-asian="11pt" style:font-size-complex="11pt"/>
    </style:style>
    <style:style style:name="P12" style:family="paragraph" style:parent-style-name="Standard">
      <style:text-properties officeooo:rsid="0007535e" officeooo:paragraph-rsid="0007535e"/>
    </style:style>
    <style:style style:name="P13" style:family="paragraph" style:parent-style-name="Standard">
      <style:text-properties officeooo:rsid="0007535e" officeooo:paragraph-rsid="00083ee5"/>
    </style:style>
    <style:style style:name="P14" style:family="paragraph" style:parent-style-name="Standard">
      <style:text-properties officeooo:rsid="000b74e7" officeooo:paragraph-rsid="000b74e7"/>
    </style:style>
    <style:style style:name="P15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16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17" style:family="paragraph" style:parent-style-name="Standard">
      <style:text-properties officeooo:rsid="0010d04c" officeooo:paragraph-rsid="0010d04c"/>
    </style:style>
    <style:style style:name="P18" style:family="paragraph" style:parent-style-name="Table_20_Contents">
      <style:text-properties officeooo:rsid="000550d5" officeooo:paragraph-rsid="000b74e7"/>
    </style:style>
    <style:style style:name="P19" style:family="paragraph" style:parent-style-name="Table_20_Contents">
      <style:text-properties officeooo:rsid="000edc2d" officeooo:paragraph-rsid="000edc2d"/>
    </style:style>
    <style:style style:name="P20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0921ac"/>
    </style:style>
    <style:style style:name="T4" style:family="text">
      <style:text-properties officeooo:rsid="0010caf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17">Diese Erweiterung stellt einige brauchbare Funktionen für den Mathematikunterricht zur Verfügung.</text:p>
      <text:p text:style-name="Standard"/>
      <text:p text:style-name="P13"><text:span text:style-name="T4">K</text:span>opiere die Datei <text:span text:style-name="Datei"><text:span text:style-name="T2">InitMaxima.mac</text:span></text:span> in das gleiche Verzeichnis wie deine Maxima Datei.</text:p>
      <text:p text:style-name="P12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1">Beschreibung</text:p>
          </table:table-cell>
          <table:table-cell table:style-name="Tabelle1.B1" office:value-type="string">
            <text:p text:style-name="P20">Beispiel</text:p>
          </table:table-cell>
        </table:table-row>
        <table:table-row>
          <table:table-cell table:style-name="Tabelle1.A2" office:value-type="string">
            <text:p text:style-name="P7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, Dateiname)</text:p>
            <text:p text:style-name="P7"/>
            <text:p text:style-name="P6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Dateiname, xAchse, yAchse)</text:p>
          </table:table-cell>
          <table:table-cell table:style-name="Tabelle1.B2" table:number-rows-spanned="2" office:value-type="string">
            <text:p text:style-name="P10">Zeichne(</text:p>
            <text:p text:style-name="P10"><text:s text:c="4"/>cos(2*x),0,4,"Test"</text:p>
            <text:p text:style-name="P10">);</text:p>
            <text:p text:style-name="P10">Zeichne_Label(</text:p>
            <text:p text:style-name="P10"><text:s text:c="4"/>cos(2*x),0,4,"Test","x-Achse","y-Achse"</text:p>
            <text:p text:style-name="P10">);</text:p>
          </table:table-cell>
        </table:table-row>
        <table:table-row>
          <table:table-cell table:style-name="Tabelle1.A3" office:value-type="string">
            <text:p text:style-name="P8">Zeichnet die gegebene Funktion und speichert sie als SVG Datei ab.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9">GlSys2(gl1,gl2);</text:p>
            <text:p text:style-name="P8">GlSys2Var(gl1,gl2,x,y);</text:p>
          </table:table-cell>
          <table:table-cell table:style-name="Tabelle1.B5" table:number-rows-spanned="2" office:value-type="string">
            <text:p text:style-name="P11">GlSys2(gl1,gl2);</text:p>
            <text:p text:style-name="P11">GlSys2Var(gl1,gl2,x,y);</text:p>
          </table:table-cell>
        </table:table-row>
        <table:table-row table:style-name="Tabelle1.4">
          <table:table-cell table:style-name="Tabelle1.A5" office:value-type="string">
            <text:p text:style-name="P8">Löst eine Gleichungssystem aus zwei Gleichungen auf.</text:p>
            <text:p text:style-name="P8">Löst eine Gleichungssystem aus zwei Gleichungen auf wobei die Variable<text:span text:style-name="T3">n</text:span> <text:span text:style-name="T3">angegeben</text:span> werden können</text:p>
          </table:table-cell>
          <table:covered-table-cell/>
        </table:table-row>
        <table:table-row table:style-name="Tabelle1.4">
          <table:table-cell table:style-name="Tabelle1.A4" office:value-type="string">
            <text:p text:style-name="P18">CreateFunktion(p1,p2, f);</text:p>
          </table:table-cell>
          <table:table-cell table:style-name="Tabelle1.B7" table:number-rows-spanned="2" office:value-type="string">
            <text:p text:style-name="P16">p1:[5,100]$</text:p>
            <text:p text:style-name="P16">p2:[8,130]$</text:p>
            <text:p text:style-name="P15">f: y=a*b^x$</text:p>
            <text:p text:style-name="P15">f: CreateFunktion(p1,p2, f);</text:p>
          </table:table-cell>
        </table:table-row>
        <table:table-row table:style-name="Tabelle1.4">
          <table:table-cell table:style-name="Tabelle1.A5" office:value-type="string">
            <text:p text:style-name="P19">Erstellt eine Funktion bei zwei gegebenen Punkte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14076313D5BEBF19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14076313D5BEBF19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1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1S</meta:editing-duration>
    <meta:editing-cycles>15</meta:editing-cycles>
    <meta:generator>LibreOffice/5.3.7.2$Windows_X86_64 LibreOffice_project/6b8ed514a9f8b44d37a1b96673cbbdd077e24059</meta:generator>
    <dc:date>2017-12-20T18:01:56.266000000</dc:date>
    <dc:creator>Mag. Stefan Hagmann</dc:creator>
    <meta:document-statistic meta:table-count="1" meta:image-count="0" meta:object-count="6" meta:page-count="1" meta:paragraph-count="31" meta:word-count="122" meta:character-count="1013" meta:non-whitespace-character-count="9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